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6633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ff99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0394in" svg:height="1.2606in" svg:x="0.8098in" svg:y="1.6154in"><text:p/></draw:rect><draw:rect text:anchor-type="paragraph" draw:z-index="1" draw:style-name="gr1" draw:text-style-name="P1" svg:width="1.1677in" svg:height="0.6421in" svg:x="4.8535in" svg:y="1.9701in"><text:p/></draw:rect><draw:circle text:anchor-type="paragraph" draw:z-index="2" draw:style-name="gr2" draw:text-style-name="P1" svg:width="0.2295in" svg:height="0.2295in" svg:x="5.6555in" svg:y="2.1764in"><text:p/></draw:circle><draw:line text:anchor-type="paragraph" draw:z-index="3" draw:style-name="gr3" draw:text-style-name="P1" svg:x1="4.8531in" svg:y1="2.5307in" svg:x2="2.8484in" svg:y2="2.5307in"><text:p/></draw:line><draw:line text:anchor-type="paragraph" draw:z-index="4" draw:style-name="gr4" draw:text-style-name="P1" svg:x1="4.8531in" svg:y1="2.2972in" svg:x2="2.8484in" svg:y2="2.2972in"><text:p/></draw:line><draw:line text:anchor-type="paragraph" draw:z-index="5" draw:style-name="gr5" draw:text-style-name="P1" svg:x1="4.8531in" svg:y1="2.0528in" svg:x2="2.8484in" svg:y2="2.0528in"><text:p/></draw:line><draw:rect text:anchor-type="paragraph" draw:z-index="6" draw:style-name="gr6" draw:text-style-name="P1" svg:width="0.6303in" svg:height="0.3331in" svg:x="2.3465in" svg:y="1.8736in"><text:p text:style-name="P2">+5V</text:p></draw:rect><draw:rect text:anchor-type="paragraph" draw:z-index="7" draw:style-name="gr6" draw:text-style-name="P1" svg:width="0.6303in" svg:height="0.3331in" svg:x="2.3035in" svg:y="2.1256in"><text:p text:style-name="P2">PWM</text:p></draw:rect><draw:rect text:anchor-type="paragraph" draw:z-index="8" draw:style-name="gr6" draw:text-style-name="P1" svg:width="0.6303in" svg:height="0.3331in" svg:x="2.2992in" svg:y="2.3717in"><text:p text:style-name="P2">GND</text:p></draw:rect><draw:rect text:anchor-type="paragraph" draw:z-index="9" draw:style-name="gr6" draw:text-style-name="P1" svg:width="0.6303in" svg:height="0.3331in" svg:x="0.9811in" svg:y="1.5626in"><text:p text:style-name="P2">Raspberry Pi</text:p></draw:rect><draw:rect text:anchor-type="paragraph" draw:z-index="10" draw:style-name="gr6" draw:text-style-name="P1" svg:width="0.6303in" svg:height="0.3331in" svg:x="5.4854in" svg:y="1.8846in"><text:p text:style-name="P2">Servo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49:22.557998029</meta:creation-date>
    <dc:date>2015-11-22T10:59:08.527167010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